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04D647125B6F136DE8.jpg" manifest:media-type="image/jpeg"/>
  <manifest:file-entry manifest:full-path="Pictures/100000000000020E00000055CD454FCB58964C01.png" manifest:media-type="image/png"/>
  <manifest:file-entry manifest:full-path="Pictures/10000000000000F5000000CDE108C1EED02CBBA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3838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2" draw:id="id2" draw:layer="layout" svg:width="7.6cm" svg:height="6.359cm" draw:transform="rotate (-1.5709708597201) translate (9.6cm 11.001cm)">
          <draw:image xlink:href="Pictures/10000000000000F5000000CDE108C1EED02CBBA9.jpg" xlink:type="simple" xlink:show="embed" xlink:actuate="onLoad" loext:mime-type="image/jpeg">
            <text:p text:style-name="P1">r</text:p>
          </draw:image>
          <draw:glue-point draw:id="4" svg:x="3.415cm" svg:y="1.978cm"/>
          <draw:glue-point draw:id="5" svg:x="3.415cm" svg:y="1.324cm"/>
          <draw:glue-point draw:id="6" svg:x="3.415cm" svg:y="0.661cm"/>
        </draw:frame>
        <draw:frame draw:style-name="gr2" draw:text-style-name="P3" xml:id="id1" draw:id="id1" draw:layer="layout" svg:width="13.8cm" svg:height="2.229cm" svg:x="14.3cm" svg:y="6.271cm">
          <draw:image xlink:href="Pictures/100000000000020E00000055CD454FCB58964C01.png" xlink:type="simple" xlink:show="embed" xlink:actuate="onLoad" loext:mime-type="image/png">
            <text:p/>
          </draw:image>
          <draw:glue-point draw:id="4" svg:x="-4.973cm" svg:y="-1.661cm"/>
          <draw:glue-point draw:id="5" svg:x="-4.98cm" svg:y="0.006cm"/>
          <draw:glue-point draw:id="6" svg:x="-4.971cm" svg:y="2.015cm"/>
        </draw:frame>
        <draw:frame draw:style-name="gr2" draw:text-style-name="P3" xml:id="id3" draw:id="id3" draw:layer="layout" svg:width="3.718cm" svg:height="2.548cm" svg:x="3.4cm" svg:y="4.952cm">
          <draw:image xlink:href="Pictures/10000000000005DC00000404D647125B6F136DE8.jpg" xlink:type="simple" xlink:show="embed" xlink:actuate="onLoad" loext:mime-type="image/jpeg">
            <text:p/>
          </draw:image>
          <draw:glue-point draw:id="4" svg:x="3.386cm" svg:y="-2.845cm"/>
          <draw:glue-point draw:id="5" svg:x="3.38cm" svg:y="-1.279cm"/>
        </draw:frame>
        <draw:connector draw:style-name="gr3" draw:text-style-name="P1" draw:layer="layout" draw:line-skew="1.5cm" svg:x1="14.341cm" svg:y1="7.834cm" svg:x2="8.591cm" svg:y2="16.303cm" draw:start-shape="id1" draw:start-glue-point="6" draw:end-shape="id2" draw:end-glue-point="4" svg:d="M14341 7834h-891v8469h-4859" svg:viewBox="0 0 5751 8470">
          <text:p/>
        </draw:connector>
        <draw:connector draw:style-name="gr4" draw:text-style-name="P1" draw:layer="layout" svg:x1="14.338cm" svg:y1="7.015cm" svg:x2="8.591cm" svg:y2="15.806cm" draw:start-shape="id1" draw:start-glue-point="4" draw:end-shape="id2" draw:end-glue-point="5" svg:d="M14338 7015h-2388v8791h-3359" svg:viewBox="0 0 5748 8792">
          <text:p/>
        </draw:connector>
        <draw:connector draw:style-name="gr5" draw:text-style-name="P1" draw:layer="layout" draw:line-skew="-1cm" svg:x1="14.328cm" svg:y1="7.386cm" svg:x2="8.591cm" svg:y2="15.302cm" draw:start-shape="id1" draw:start-glue-point="5" draw:end-shape="id2" draw:end-glue-point="6" svg:d="M14328 7386h-3378v7916h-2359" svg:viewBox="0 0 5738 7917">
          <text:p/>
        </draw:connector>
        <draw:connector draw:style-name="gr4" draw:text-style-name="P1" draw:layer="layout" draw:line-skew="0.548cm" svg:x1="6.517cm" svg:y1="5.502cm" svg:x2="14.338cm" svg:y2="7.015cm" draw:start-shape="id3" draw:start-glue-point="4" draw:end-shape="id1" draw:end-glue-point="4" svg:d="M6517 5502v-502h4192v2015h3629" svg:viewBox="0 0 7822 2016">
          <text:p/>
        </draw:connector>
        <draw:connector draw:style-name="gr3" draw:text-style-name="P1" draw:layer="layout" draw:line-skew="-1.409cm" svg:x1="6.515cm" svg:y1="5.901cm" svg:x2="14.341cm" svg:y2="7.834cm" draw:start-shape="id3" draw:start-glue-point="5" draw:end-shape="id1" draw:end-glue-point="6" svg:d="M6515 5901h2785v1933h5041" svg:viewBox="0 0 7827 1934">
          <text:p/>
        </draw:connector>
        <draw:frame draw:style-name="gr6" draw:text-style-name="P4" draw:layer="layout" svg:width="1.912cm" svg:height="0.962cm" svg:x="6.5cm" svg:y="3.8cm">
          <draw:text-box>
            <text:p>GND</text:p>
          </draw:text-box>
        </draw:frame>
        <draw:frame draw:style-name="gr6" draw:text-style-name="P4" draw:layer="layout" svg:width="1.171cm" svg:height="0.962cm" svg:x="6.3cm" svg:y="6.038cm">
          <draw:text-box>
            <text:p>5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5eb91e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3:03:33.598652352</meta:creation-date>
    <dc:date>2021-05-01T13:42:27.600717871</dc:date>
    <meta:editing-duration>PT14M31S</meta:editing-duration>
    <meta:editing-cycles>4</meta:editing-cycles>
    <meta:generator>LibreOffice/6.4.6.2$Linux_X86_64 LibreOffice_project/40$Build-2</meta:generator>
    <meta:document-statistic meta:object-count="10"/>
  </office:meta>
</office:document-meta>
</file>